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63cm"/>
    </style:style>
    <style:style style:name="pr5" style:family="presentation" style:parent-style-name="Impress1-outline1">
      <style:graphic-properties fo:min-height="8.885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63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subtitle">
      <style:graphic-properties draw:fill-color="#ffffff" fo:min-height="12.195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language="de" fo:country="CH"/>
    </style:style>
    <style:style style:name="T2" style:family="text">
      <style:text-properties fo:font-size="24pt"/>
    </style:style>
    <style:style style:name="T3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8.55cm" presentation:class="title" presentation:user-transformed="true">
          <draw:text-box>
            <text:p><text:span text:style-name="T1">Aufgabe</text:span> 2: Paranoise </text:p>
          </draw:text-box>
        </draw:frame>
        <draw:frame presentation:style-name="pr2" draw:text-style-name="P2" draw:layer="layout" svg:width="23.8cm" svg:height="2.047cm" svg:x="2.2cm" svg:y="12.3cm" presentation:class="subtitle">
          <draw:text-box>
            <text:p text:style-name="P1"><text:span text:style-name="T2">Ruben Brönnimann, Pascal Knecht &amp; Marco Zolling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dee zu Paranois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Simples Monster AR-Horrorgame</text:p>
                <text:list>
                  <text:list-item>
                    <text:p>Im Raum spawned ein Monster</text:p>
                  </text:list-item>
                  <text:list-item>
                    <text:p>Verfolgung des Players</text:p>
                  </text:list-item>
                  <text:list-item>
                    <text:p>Gruslige Geräusche über all im Ra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Ziele</text:p>
          </draw:text-box>
        </draw:frame>
        <draw:frame presentation:style-name="pr8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Rcore vertiefen</text:p>
              </text:list-item>
              <text:list-item>
                <text:p>Räumliche Immersion durch Geräuschkulisse</text:p>
              </text:list-item>
              <text:list-item>
                <text:p>Animierte Objekte</text:p>
              </text:list-item>
              <text:list-item>
                <text:p>Camera tracking</text:p>
                <text:p/>
                <text:p text:style-name="P5"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Umsetzu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Unity 3D + Arcore</text:p>
              </text:list-item>
              <text:list-item>
                <text:p>2D UI Hud</text:p>
              </text:list-item>
              <text:list-item>
                <text:p>3D Sound Source + Listener on Camera</text:p>
              </text:list-item>
              <text:list-item>
                <text:p>2D Distanz berechnung Spider to Camera</text:p>
              </text:list-item>
            </text:list>
          </draw:text-box>
        </draw:frame>
        <draw:frame draw:style-name="standard" draw:layer="layout" svg:width="10.64cm" svg:height="8.4cm" svg:x="17.16cm" svg:y="0.2cm">
          <draw:plugin xlink:href="../giphy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Arbeitsteilung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eamwork, alle haben überall mitgeholfen</text:p>
              </text:list-item>
              <text:list-item>
                <text:p>Ruben</text:p>
                <text:list>
                  <text:list-item>
                    <text:p>Shader, UI &amp; PortalAusrichtiung Objekte an Kamera</text:p>
                  </text:list-item>
                </text:list>
              </text:list-item>
              <text:list-item>
                <text:p>Pascal</text:p>
                <text:list>
                  <text:list-item>
                    <text:p>3D Sound &amp; Animation</text:p>
                  </text:list-item>
                </text:list>
              </text:list-item>
              <text:list-item>
                <text:p>Marco</text:p>
                <text:list>
                  <text:list-item>
                    <text:p>Geometrieberechnungen &amp; ARcore Projektset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Herausforderunge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Intensive erweiterte Lösungsfindung (Unity 3D &amp; C#)</text:p>
              </text:list-item>
              <text:list-item>
                <text:p>Shader: Monster kommen aus dem Boden/Wänden</text:p>
              </text:list-item>
              <text:list-item>
                <text:p>Animationsausrichtung an Kamera</text:p>
              </text:list-item>
              <text:list-item>
                <text:p>Verschiedene Bugs</text:p>
                <text:list>
                  <text:list-item>
                    <text:p>Sound, Ani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rfolg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Gesteckte Ziele erreicht im zeitlichen Rahmen erreicht</text:p>
              </text:list-item>
              <text:list-item>
                <text:p>Guten Einblick in Game Development erhalten</text:p>
                <text:list>
                  <text:list-item>
                    <text:p>Ideen Kommunizieren ist Key!</text:p>
                  </text:list-item>
                </text:list>
              </text:list-item>
              <text:list-item>
                <text:p>Sehr angenehmes Team und gute Zusammenarbeit! 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2">
        <office:forms form:automatic-focus="false" form:apply-design-mode="false"/>
        <draw:frame presentation:style-name="pr10" draw:text-style-name="P3" draw:layer="layout" svg:width="24.599cm" svg:height="12.195cm" svg:x="2cm" svg:y="0.627cm" presentation:class="subtitle">
          <draw:text-box>
            <text:p>Frag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08:23:43.619293133</meta:creation-date>
    <meta:editing-duration>PT37M47S</meta:editing-duration>
    <meta:editing-cycles>13</meta:editing-cycles>
    <meta:generator>LibreOffice/5.4.6.2$Linux_X86_64 LibreOffice_project/40m0$Build-2</meta:generator>
    <dc:date>2018-06-29T10:33:02.366100325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